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7</text:p>
      <text:p text:style-name="Standard"/>
      <text:p text:style-name="Standard">Demandeur : BOCQUEHO Nicolas</text:p>
      <text:p text:style-name="Standard">Adresse : 10 LA VILLE JEGU<text:line-break/>22170 PLELO</text:p>
      <text:p text:style-name="Standard">Cédant : CORBEL Gilles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ELO</text:p>
      <text:p text:style-name="Standard"/>
      <text:p text:style-name="Standard"/>
      <text:p text:style-name="Standard"/>
      <text:p text:style-name="P1">Dossier n° : C22250317</text:p>
      <text:p text:style-name="P1"/>
      <text:p text:style-name="P1">Demandeur : BOCQUEHO Nicolas</text:p>
      <text:p text:style-name="P1">Adresse : 10 LA VILLE JEGU<text:line-break/>22170 PLELO</text:p>
      <text:p text:style-name="P1">Cédant : CORBEL Gilles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ELO</text:p>
      <text:p text:style-name="P1"/>
      <text:p text:style-name="P1"/>
      <text:p text:style-name="P1">Parcelles : YB29A - YB29B</text:p>
      <text:p text:style-name="P1">Superficie : 1,656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